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</office:automatic-styles>
  <office:body>
    <office:text text:use-soft-page-breaks="true">
      <text:p text:style-name="P1">User Story:</text:p>
      <text:p text:style-name="Normal">As<text:s/>a customer,</text:p>
      <text:p text:style-name="Normal">I want to click on product category of <text:s/>the site<text:s/><text:a xlink:href="https://www.bmigroup.com/no/" office:target-frame-name="_top" xlink:show="replace"><text:span text:style-name="Hyperlink">https://www.bmigroup.com/no/</text:span></text:a><text:s text:c="2"/></text:p>
      <text:p text:style-name="Normal">so that I am able to see the list under Product<text:s/>category.</text:p>
      <text:p text:style-name="Normal"/>
      <text:p text:style-name="P2"><text:s/>AC’s<text:s/>(acceptance criteria<text:s/>)</text:p>
      <text:p text:style-name="P3">1.<text:s/>Product should be displayed.</text:p>
      <text:p text:style-name="P4">2. Product should be clickable.</text:p>
      <text:p text:style-name="Normal"><text:span text:style-name="T5">3. On clicking it should show the text “</text:span>Velg kategori<text:span text:style-name="T6">”</text:span></text:p>
      <text:p text:style-name="P7"/>
      <text:p text:style-name="P8">Acceptance Criteria:</text:p>
      <text:p text:style-name="Normal">Given customer<text:s/>is in site<text:s/>homepage</text:p>
      <text:p text:style-name="Normal">When customer click on product category<text:s/></text:p>
      <text:p text:style-name="Normal">Then customer should<text:s/>able to see the “product” and able to click it and should show “Velg kategori” <text:s/>text.</text:p>
      <text:p text:style-name="Normal"/>
      <text:p text:style-name="P9">Test case steps</text:p>
      <text:list text:style-name="LFO1" text:continue-numbering="true">
        <text:list-item>
          <text:p text:style-name="P10">Go to the website homepage<text:s/><text:a xlink:href="https://www.bmigroup.com/no/" office:target-frame-name="_top" xlink:show="replace"><text:span text:style-name="Hyperlink">https://www.bmigroup.com/no/</text:span></text:a>.</text:p>
        </text:list-item>
        <text:list-item>
          <text:p text:style-name="P11">Click on product .</text:p>
        </text:list-item>
        <text:list-item>
          <text:p text:style-name="P12">Verify the text “Vel kategori” is displayed 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man tomer</meta:initial-creator>
    <dc:creator>suman tomer</dc:creator>
    <meta:creation-date>2021-03-07T12:27:00Z</meta:creation-date>
    <dc:date>2021-03-07T12:51:00Z</dc:date>
    <meta:template xlink:href="Normal.dotm" xlink:type="simple"/>
    <meta:editing-cycles>8</meta:editing-cycles>
    <meta:editing-duration>PT1440S</meta:editing-duration>
    <meta:document-statistic meta:page-count="1" meta:paragraph-count="1" meta:word-count="111" meta:character-count="748" meta:row-count="5" meta:non-whitespace-character-count="638"/>
  </office:meta>
</office:document-meta>
</file>